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✔(List scenes first?)</text:p>
          </table:table-cell>
          <table:table-cell office:value-type="string" calcext:value-type="string">
            <text:p>✬</text:p>
          </table:table-cell>
          <table:table-cell table:style-name="ce3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style-name="ce2" office:value-type="string" calcext:value-type="string">
            <text:p>✔(Would be better if sorted by character name)</text:p>
          </table:table-cell>
          <table:table-cell table:style-name="ce3" office:value-type="string" calcext:value-type="string">
            <text:p>✔</text:p>
          </table:table-cell>
          <table:table-cell table:style-name="ce1" office:value-type="string" calcext:value-type="string">
            <text:p>✬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✔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✘(todo: For each dialog, which scene is it in?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✘(For each dialog, find the parenthetical immediately reced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✘(For each parenthetical, find the scene it’s i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character immediately preceding it)</text:p>
          </table:table-cell>
          <table:table-cell office:value-type="string" calcext:value-type="string">
            <text:p>✘(todo: For each parenthetical, find only the dialog immediately following it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shot preceding it. Stop searching if scene header, transition, or act break is reached.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table:style-name="ce1"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(Scenes in each act?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number-columns-repeated="3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Format: X per Y (e.g. C per 2)</text:p>
          </table:table-cell>
          <table:table-cell/>
          <table:table-cell table:style-name="Default"/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4:42:32.367305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5-07T16:26:30.554895075</dc:date>
    <meta:editing-duration>PT7H12M49S</meta:editing-duration>
    <meta:editing-cycles>26</meta:editing-cycles>
    <meta:generator>LibreOffice/5.1.2.2$Linux_X86_64 LibreOffice_project/d3bf12ecb743fc0d20e0be0c58ca359301eb705f</meta:generator>
    <meta:document-statistic meta:table-count="1" meta:cell-count="82" meta:object-count="0"/>
  </office:meta>
</office:document-meta>
</file>